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6" style:family="table-row">
      <style:table-row-properties style:min-row-height="0.1667in"/>
    </style:style>
    <style:style style:name="Table1.10" style:family="table-row">
      <style:table-row-properties style:min-row-height="0.15in"/>
    </style:style>
    <style:style style:name="P1" style:family="paragraph" style:parent-style-name="Standard">
      <style:text-properties officeooo:paragraph-rsid="0018ff58"/>
    </style:style>
    <style:style style:name="P2" style:family="paragraph" style:parent-style-name="Table_20_Contents">
      <style:text-properties officeooo:rsid="0018ff58" officeooo:paragraph-rsid="0018ff58"/>
    </style:style>
    <style:style style:name="P3" style:family="paragraph" style:parent-style-name="Standard">
      <style:text-properties officeooo:rsid="0018ff58" officeooo:paragraph-rsid="0018ff58"/>
    </style:style>
    <style:style style:name="P4" style:family="paragraph" style:parent-style-name="Standard">
      <style:text-properties officeooo:rsid="001a4839" officeooo:paragraph-rsid="001a4839"/>
    </style:style>
    <style:style style:name="P5" style:family="paragraph" style:parent-style-name="Table_20_Contents">
      <style:text-properties officeooo:rsid="001a4839" officeooo:paragraph-rsid="001a4839"/>
    </style:style>
    <style:style style:name="T1" style:family="text">
      <style:text-properties officeooo:rsid="001a4839"/>
    </style:style>
    <style:style style:name="T2" style:family="text">
      <style:text-properties officeooo:rsid="00160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Hiring Manager,</text:p>
      <text:p text:style-name="Text_20_body">I am writing to express my interest in the [specific job title or position] at [Company Name], as advertised. With a Master’s degree in Computational Science and Engineering and several years of professional experience as a software engineer and consultant, I am confident in my ability to contribute effectively to your team.</text:p>
      <text:p text:style-name="Text_20_body">In my recent roles at Senico Consulting AB and Cvitch AB, I have honed my skills in backend development, system integration, and agile methodologies. My experience spans a wide range of technologies, including JavaScript, NodeJS, Docker, Kubernetes <text:span text:style-name="T1">and AWS</text:span>. I have a proven track record of solving complex problems and delivering high-quality solutions in fast-paced environments. My work at Ericsson and Scrive, where I focused on API integration and containerization, further solidified my expertise in these areas.</text:p>
      <text:p text:style-name="Text_20_body">Moreover, I have experience in developing and managing IT infrastructure, as demonstrated by my role at Nordfin Capital. There, I independently built and configured a complete system, handling everything from server setup to backup automation. This role required not only technical proficiency but also strong problem-solving skills and the ability to work autonomously.</text:p>
      <text:p text:style-name="Text_20_body">What excites me about the opportunity at <text:span text:style-name="T2">HYVE</text:span> is the chance to apply my diverse skill set to new challenges and to contribute to a team that values innovation and continuous learning. I am particularly drawn to Mid/Senior Fullstack Developer, and I am eager to bring my experience and enthusiasm to your organization.</text:p>
      <text:p text:style-name="Text_20_body">I am confident that my technical skills, coupled with my passion for learning and problem-solving, make me a strong candidate for this position. I would welcome the opportunity to discuss how my background and skills align with the needs of your team.</text:p>
      <text:p text:style-name="Text_20_body">Thank you for considering my application. I look forward to the possibility of contributing to [Company Name] and am excited about the opportunity to further discuss how I can support your team.</text:p>
      <text:p text:style-name="Text_20_body">Sincerely,<text:line-break/><text:span text:style-name="T2">Byazit Bostami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chnology</text:p>
          </table:table-cell>
          <table:table-cell table:style-name="Table1.A1" office:value-type="string">
            <text:p text:style-name="P2">Years</text:p>
          </table:table-cell>
        </table:table-row>
        <table:table-row>
          <table:table-cell table:style-name="Table1.A1" office:value-type="string">
            <text:p text:style-name="P3">PHP </text:p>
          </table:table-cell>
          <table:table-cell table:style-name="Table1.A1" office:value-type="string">
            <text:p text:style-name="P2">10 </text:p>
          </table:table-cell>
        </table:table-row>
        <table:table-row>
          <table:table-cell table:style-name="Table1.A1" office:value-type="string">
            <text:p text:style-name="P3">NodeJs</text:p>
          </table:table-cell>
          <table:table-cell table:style-name="Table1.A1" office:value-type="string">
            <text:p text:style-name="P2">6</text:p>
          </table:table-cell>
        </table:table-row>
        <table:table-row>
          <table:table-cell table:style-name="Table1.A1" office:value-type="string">
            <text:p text:style-name="P3">PSQL</text:p>
          </table:table-cell>
          <table:table-cell table:style-name="Table1.A1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3">MySQL</text:p>
          </table:table-cell>
          <table:table-cell table:style-name="Table1.A1" office:value-type="string">
            <text:p text:style-name="P2">10</text:p>
          </table:table-cell>
        </table:table-row>
        <table:table-row table:style-name="Table1.6">
          <table:table-cell table:style-name="Table1.A1" office:value-type="string">
            <text:p text:style-name="P3">Docker</text:p>
          </table:table-cell>
          <table:table-cell table:style-name="Table1.A1" office:value-type="string">
            <text:p text:style-name="P2">5+</text:p>
          </table:table-cell>
        </table:table-row>
        <table:table-row table:style-name="Table1.6">
          <table:table-cell table:style-name="Table1.A1" office:value-type="string">
            <text:p text:style-name="P3">Kubernetes</text:p>
          </table:table-cell>
          <table:table-cell table:style-name="Table1.A1" office:value-type="string">
            <text:p text:style-name="P2">5+</text:p>
          </table:table-cell>
        </table:table-row>
        <table:table-row table:style-name="Table1.6">
          <table:table-cell table:style-name="Table1.A1" office:value-type="string">
            <text:p text:style-name="P3">Linux</text:p>
          </table:table-cell>
          <table:table-cell table:style-name="Table1.A1" office:value-type="string">
            <text:p text:style-name="P2">10+</text:p>
          </table:table-cell>
        </table:table-row>
        <table:table-row table:style-name="Table1.6">
          <table:table-cell table:style-name="Table1.A1" office:value-type="string">
            <text:p text:style-name="P3">GIT</text:p>
          </table:table-cell>
          <table:table-cell table:style-name="Table1.A1" office:value-type="string">
            <text:p text:style-name="P2">5+</text:p>
          </table:table-cell>
        </table:table-row>
        <table:table-row table:style-name="Table1.10">
          <table:table-cell table:style-name="Table1.A1" office:value-type="string">
            <text:p text:style-name="P3">Jenkins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1.10">
          <table:table-cell table:style-name="Table1.A1" office:value-type="string">
            <text:p text:style-name="P4">AWS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10">
          <table:table-cell table:style-name="Table1.A1" office:value-type="string">
            <text:p text:style-name="P4">GCP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10">
          <table:table-cell table:style-name="Table1.A1" office:value-type="string">
            <text:p text:style-name="P4">Linode</text:p>
          </table:table-cell>
          <table:table-cell table:style-name="Table1.A1" office:value-type="string">
            <text:p text:style-name="P5">4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53:13.060028031</meta:creation-date>
    <dc:date>2025-02-13T16:35:30.440792820</dc:date>
    <meta:editing-duration>PT1H49M41S</meta:editing-duration>
    <meta:editing-cycles>4</meta:editing-cycles>
    <meta:generator>LibreOffice/24.8.4.2$Linux_X86_64 LibreOffice_project/480$Build-2</meta:generator>
    <meta:document-statistic meta:table-count="1" meta:image-count="0" meta:object-count="0" meta:page-count="1" meta:paragraph-count="34" meta:word-count="341" meta:character-count="2117" meta:non-whitespace-character-count="1808"/>
  </office:meta>
</office:document-meta>
</file>